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17.37mm"/>
    </style:style>
    <style:style style:name="co3" style:family="table-column">
      <style:table-column-properties fo:break-before="auto" style:column-width="16.72mm"/>
    </style:style>
    <style:style style:name="co4" style:family="table-column">
      <style:table-column-properties fo:break-before="auto" style:column-width="13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EVENTO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ACION</text:p>
          </table:table-cell>
          <table:table-cell office:value-type="string" calcext:value-type="string">
            <text:p>mm traza</text:p>
          </table:table-cell>
          <table:table-cell office:value-type="string" calcext:value-type="string">
            <text:p>T S-P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Omega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/DEL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C4]*8" office:value-type="float" office:value="84" calcext:value-type="float">
            <text:p>84</text:p>
          </table:table-cell>
          <table:table-cell office:value-type="float" office:value="0.009" calcext:value-type="float">
            <text:p>0.009</text:p>
          </table:table-cell>
          <table:table-cell office:value-type="float" office:value="8.5" calcext:value-type="float">
            <text:p>8.5</text:p>
          </table:table-cell>
          <table:table-cell table:formula="of:=((4*3.14159*2.7*(59000^3)*[.D4]*[.F4])/0.59)" office:value-type="float" office:value="8.4328717680648E+018" calcext:value-type="float">
            <text:p>8.4328717680648E+018</text:p>
          </table:table-cell>
          <table:table-cell table:formula="of:=(2/3*LOG([.G4]))-6" office:value-type="float" office:value="6.61731699760569" calcext:value-type="float">
            <text:p>6.6173169976</text:p>
          </table:table-cell>
          <table:table-cell table:formula="of:=[.G4]*(([.F4]/((4.9*10^6)*3.4))^3)" office:value-type="float" office:value="1.11997230215312" calcext:value-type="float">
            <text:p>1.1199723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5]*8" office:value-type="float" office:value="56" calcext:value-type="float">
            <text:p>56</text:p>
          </table:table-cell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  <table:table-cell table:formula="of:=((4*3.14159*2.7*(59000^3)*[.D5]*[.F5])/0.59)" office:value-type="float" office:value="3.307008536496E+018" calcext:value-type="float">
            <text:p>3.307008536496E+018</text:p>
          </table:table-cell>
          <table:table-cell table:formula="of:=(2/3*LOG([.G5]))-6" office:value-type="float" office:value="6.34629021064972" calcext:value-type="float">
            <text:p>6.3462902106</text:p>
          </table:table-cell>
          <table:table-cell table:formula="of:=[.G5]*(([.F5]/((4.9*10^6)*3.4))^3)" office:value-type="float" office:value="0.0893964633368151" calcext:value-type="float">
            <text:p>0.0893964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C6]*8" office:value-type="float" office:value="44.8" calcext:value-type="float">
            <text:p>44.8</text:p>
          </table:table-cell>
          <table:table-cell office:value-type="float" office:value="0.005" calcext:value-type="float">
            <text:p>0.005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6]*[.F6])/0.59)" office:value-type="float" office:value="1.3228034145984E+018" calcext:value-type="float">
            <text:p>1.3228034145984E+018</text:p>
          </table:table-cell>
          <table:table-cell table:formula="of:=(2/3*LOG([.G6]))-6" office:value-type="float" office:value="6.08099687153503" calcext:value-type="float">
            <text:p>6.0809968715</text:p>
          </table:table-cell>
          <table:table-cell table:formula="of:=[.G6]*(([.F6]/((4.9*10^6)*3.4))^3)" office:value-type="float" office:value="0.00446982316684076" calcext:value-type="float">
            <text:p>0.00446982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C7]*8" office:value-type="float" office:value="44.8" calcext:value-type="float">
            <text:p>44.8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 table:formula="of:=((4*3.14159*2.7*(59000^3)*[.D7]*[.F7])/0.59)" office:value-type="float" office:value="4.23297092671488E+018" calcext:value-type="float">
            <text:p>4.23297092671488E+018</text:p>
          </table:table-cell>
          <table:table-cell table:formula="of:=(2/3*LOG([.G7]))-6" office:value-type="float" office:value="6.4177635237483" calcext:value-type="float">
            <text:p>6.4177635237</text:p>
          </table:table-cell>
          <table:table-cell table:formula="of:=[.G7]*(([.F7]/((4.9*10^6)*3.4))^3)" office:value-type="float" office:value="0.468694929699321" calcext:value-type="float">
            <text:p>0.46869492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.1" calcext:value-type="float">
            <text:p>16.1</text:p>
          </table:table-cell>
          <table:table-cell table:formula="of:=[.C8]*8" office:value-type="float" office:value="128.8" calcext:value-type="float">
            <text:p>128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8]*[.F8])/0.59)" office:value-type="float" office:value="7.6061196339408E+018" calcext:value-type="float">
            <text:p>7.6061196339408E+018</text:p>
          </table:table-cell>
          <table:table-cell table:formula="of:=(2/3*LOG([.G8]))-6" office:value-type="float" office:value="6.58744210132812" calcext:value-type="float">
            <text:p>6.5874421013</text:p>
          </table:table-cell>
          <table:table-cell table:formula="of:=[.G8]*(([.F8]/((4.9*10^6)*3.4))^3)" office:value-type="float" office:value="0.205611865674675" calcext:value-type="float">
            <text:p>0.20561186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ACION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.5" calcext:value-type="float">
            <text:p>10.5</text:p>
          </table:table-cell>
          <table:table-cell table:formula="of:=[.C12]*8" office:value-type="float" office:value="84" calcext:value-type="float">
            <text:p>84</text:p>
          </table:table-cell>
          <table:table-cell office:value-type="float" office:value="0.009" calcext:value-type="float">
            <text:p>0.009</text:p>
          </table:table-cell>
          <table:table-cell office:value-type="float" office:value="6.5" calcext:value-type="float">
            <text:p>6.5</text:p>
          </table:table-cell>
          <table:table-cell table:formula="of:=((4*3.14159*2.7*(59000^3)*[.D12]*[.F12])/0.59)" office:value-type="float" office:value="6.4486666461672E+018" calcext:value-type="float">
            <text:p>6.4486666461672E+018</text:p>
          </table:table-cell>
          <table:table-cell table:formula="of:=(2/3*LOG([.G12]))-6" office:value-type="float" office:value="6.53964661822473" calcext:value-type="float">
            <text:p>6.5396466182</text:p>
          </table:table-cell>
          <table:table-cell table:formula="of:=[.G12]*(([.F12]/((4.9*10^6)*3.4))^3)" office:value-type="float" office:value="0.382987858404417" calcext:value-type="float">
            <text:p>0.3829878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13]*8" office:value-type="float" office:value="56" calcext:value-type="float">
            <text:p>56</text:p>
          </table:table-cell>
          <table:table-cell office:value-type="float" office:value="0.009" calcext:value-type="float">
            <text:p>0.009</text:p>
          </table:table-cell>
          <table:table-cell office:value-type="float" office:value="10" calcext:value-type="float">
            <text:p>10</text:p>
          </table:table-cell>
          <table:table-cell table:formula="of:=((4*3.14159*2.7*(59000^3)*[.D13]*[.F13])/0.59)" office:value-type="float" office:value="6.614017072992E+018" calcext:value-type="float">
            <text:p>6.614017072992E+018</text:p>
          </table:table-cell>
          <table:table-cell table:formula="of:=(2/3*LOG([.G13]))-6" office:value-type="float" office:value="6.54697687442571" calcext:value-type="float">
            <text:p>6.5469768744</text:p>
          </table:table-cell>
          <table:table-cell table:formula="of:=[.G13]*(([.F13]/((4.9*10^6)*3.4))^3)" office:value-type="float" office:value="1.43034341338904" calcext:value-type="float">
            <text:p>1.4303434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C14]*8" office:value-type="float" office:value="44.8" calcext:value-type="float">
            <text:p>44.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" calcext:value-type="float">
            <text:p>11</text:p>
          </table:table-cell>
          <table:table-cell table:formula="of:=((4*3.14159*2.7*(59000^3)*[.D14]*[.F14])/0.59)" office:value-type="float" office:value="5.82033502423296E+018" calcext:value-type="float">
            <text:p>5.82033502423296E+018</text:p>
          </table:table-cell>
          <table:table-cell table:formula="of:=(2/3*LOG([.G14]))-6" office:value-type="float" office:value="6.50996532252582" calcext:value-type="float">
            <text:p>6.5099653225</text:p>
          </table:table-cell>
          <table:table-cell table:formula="of:=[.G14]*(([.F14]/((4.9*10^6)*3.4))^3)" office:value-type="float" office:value="1.67533263323432" calcext:value-type="float">
            <text:p>1.6753326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[.C15]*8" office:value-type="float" office:value="44.8" calcext:value-type="float">
            <text:p>44.8</text:p>
          </table:table-cell>
          <table:table-cell office:value-type="float" office:value="0.005" calcext:value-type="float">
            <text:p>0.005</text:p>
          </table:table-cell>
          <table:table-cell office:value-type="float" office:value="6.5" calcext:value-type="float">
            <text:p>6.5</text:p>
          </table:table-cell>
          <table:table-cell table:formula="of:=((4*3.14159*2.7*(59000^3)*[.D15]*[.F15])/0.59)" office:value-type="float" office:value="3.43928887795584E+018" calcext:value-type="float">
            <text:p>3.43928887795584E+018</text:p>
          </table:table-cell>
          <table:table-cell table:formula="of:=(2/3*LOG([.G15]))-6" office:value-type="float" office:value="6.35764577018224" calcext:value-type="float">
            <text:p>6.3576457702</text:p>
          </table:table-cell>
          <table:table-cell table:formula="of:=[.G15]*(([.F15]/((4.9*10^6)*3.4))^3)" office:value-type="float" office:value="0.204260191149022" calcext:value-type="float">
            <text:p>0.2042601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.1" calcext:value-type="float">
            <text:p>16.1</text:p>
          </table:table-cell>
          <table:table-cell table:formula="of:=[.C16]*8" office:value-type="float" office:value="128.8" calcext:value-type="float">
            <text:p>128.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8" calcext:value-type="float">
            <text:p>8</text:p>
          </table:table-cell>
          <table:table-cell table:formula="of:=((4*3.14159*2.7*(59000^3)*[.D16]*[.F16])/0.59)" office:value-type="float" office:value="1.21697914143053E+019" calcext:value-type="float">
            <text:p>1.21697914143053E+019</text:p>
          </table:table-cell>
          <table:table-cell table:formula="of:=(2/3*LOG([.G16]))-6" office:value-type="float" office:value="6.7235220897654" calcext:value-type="float">
            <text:p>6.7235220898</text:p>
          </table:table-cell>
          <table:table-cell table:formula="of:=[.G16]*(([.F16]/((4.9*10^6)*3.4))^3)" office:value-type="float" office:value="1.34749792288555" calcext:value-type="float">
            <text:p>1.3474979229</text:p>
          </table:table-cell>
        </table:table-row>
        <table:table-row table:style-name="ro1">
          <table:table-cell table:number-columns-repeated="4"/>
          <table:table-cell table:formula="of:=AVERAGE([.E4:.E16])" office:value-type="float" office:value="0.005164" calcext:value-type="float">
            <text:p>0.005164</text:p>
          </table:table-cell>
          <table:table-cell table:formula="of:=AVERAGE([.F4:.F16])" office:value-type="float" office:value="7.1" calcext:value-type="float">
            <text:p>7.1</text:p>
          </table:table-cell>
          <table:table-cell table:formula="of:=AVERAGE([.G4:.G16])" office:value-type="float" office:value="5.93938733154682E+018" calcext:value-type="float">
            <text:p>5.93938733154682E+018</text:p>
          </table:table-cell>
          <table:table-cell table:formula="of:=AVERAGE([.H4:.H8];[.H12:.H16])" office:value-type="float" office:value="6.47275663799907" calcext:value-type="float">
            <text:p>6.472756638</text:p>
          </table:table-cell>
          <table:table-cell table:formula="of:=AVERAGE([.I4:.I16])" office:value-type="float" office:value="0.692856740309312" calcext:value-type="float">
            <text:p>0.6928567403</text:p>
          </table:table-cell>
        </table:table-row>
        <table:table-row table:style-name="ro1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office:value-type="string" calcext:value-type="string">
            <text:p>EVENTO2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ESTACION</text:p>
          </table:table-cell>
          <table:table-cell table:number-columns-repeated="8"/>
        </table:table-row>
        <table:table-row table:style-name="ro1" table:visibility="collapse"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C26]*8" office:value-type="float" office:value="28" calcext:value-type="float">
            <text:p>28</text:p>
          </table:table-cell>
          <table:table-cell office:value-type="float" office:value="60000" calcext:value-type="float">
            <text:p>600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collapse"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 table:visibility="collapse">
          <table:table-cell office:value-type="string" calcext:value-type="string">
            <text:p>ESTACION</text:p>
          </table:table-cell>
          <table:table-cell table:number-columns-repeated="8"/>
        </table:table-row>
        <table:table-row table:style-name="ro1" table:visibility="collapse"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C34]*8" office:value-type="float" office:value="28" calcext:value-type="float">
            <text:p>28</text:p>
          </table:table-cell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 table:visibility="collapse"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 table:visibility="collapse" table:number-rows-repeated="2">
          <table:table-cell table:number-columns-repeated="9"/>
        </table:table-row>
        <table:table-row table:style-name="ro1">
          <table:table-cell office:value-type="string" calcext:value-type="string">
            <text:p>EVENTO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table:formula="of:=([.B40]*0.7)/0.1" office:value-type="float" office:value="23.1" calcext:value-type="float">
            <text:p>23.1</text:p>
          </table:table-cell>
          <table:table-cell table:formula="of:=[.C40]*8" office:value-type="float" office:value="184.8" calcext:value-type="float">
            <text:p>184.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40]*[.F40])/0.59)" office:value-type="float" office:value="1.63696922556552E+019" calcext:value-type="float">
            <text:p>1.63696922556552E+019</text:p>
          </table:table-cell>
          <table:table-cell table:formula="of:=(2/3*LOG([.G40]))-6" office:value-type="float" office:value="6.8093603432721" calcext:value-type="float">
            <text:p>6.8093603433</text:p>
          </table:table-cell>
          <table:table-cell table:formula="of:=[.G40]*(([.F40]/((4.9*10^6)*3.4))^3)" office:value-type="float" office:value="1.49347966562067" calcext:value-type="float">
            <text:p>1.4934796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([.B41]*0.7)/0.1" office:value-type="float" office:value="12.6" calcext:value-type="float">
            <text:p>12.6</text:p>
          </table:table-cell>
          <table:table-cell table:formula="of:=[.C41]*8" office:value-type="float" office:value="100.8" calcext:value-type="float">
            <text:p>100.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41]*[.F41])/0.59)" office:value-type="float" office:value="8.9289230485392E+018" calcext:value-type="float">
            <text:p>8.9289230485392E+018</text:p>
          </table:table-cell>
          <table:table-cell table:formula="of:=(2/3*LOG([.G41]))-6" office:value-type="float" office:value="6.63386605342238" calcext:value-type="float">
            <text:p>6.6338660534</text:p>
          </table:table-cell>
          <table:table-cell table:formula="of:=[.G41]*(([.F41]/((4.9*10^6)*3.4))^3)" office:value-type="float" office:value="0.814625272156728" calcext:value-type="float">
            <text:p>0.81462527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formula="of:=([.B42]*0.7)/0.1" office:value-type="float" office:value="13.3" calcext:value-type="float">
            <text:p>13.3</text:p>
          </table:table-cell>
          <table:table-cell table:formula="of:=[.C42]*8" office:value-type="float" office:value="106.4" calcext:value-type="float">
            <text:p>106.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42]*[.F42])/0.59)" office:value-type="float" office:value="6.2833162193424E+018" calcext:value-type="float">
            <text:p>6.2833162193424E+018</text:p>
          </table:table-cell>
          <table:table-cell table:formula="of:=(2/3*LOG([.G42]))-6" office:value-type="float" office:value="6.53212594461827" calcext:value-type="float">
            <text:p>6.5321259446</text:p>
          </table:table-cell>
          <table:table-cell table:formula="of:=[.G42]*(([.F42]/((4.9*10^6)*3.4))^3)" office:value-type="float" office:value="0.169853280339949" calcext:value-type="float">
            <text:p>0.16985328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formula="of:=([.B43]*0.7)/0.1" office:value-type="float" office:value="9.1" calcext:value-type="float">
            <text:p>9.1</text:p>
          </table:table-cell>
          <table:table-cell table:formula="of:=[.C43]*8" office:value-type="float" office:value="72.8" calcext:value-type="float">
            <text:p>72.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3" calcext:value-type="float">
            <text:p>13</text:p>
          </table:table-cell>
          <table:table-cell table:formula="of:=((4*3.14159*2.7*(59000^3)*[.D43]*[.F43])/0.59)" office:value-type="float" office:value="1.11776888533565E+019" calcext:value-type="float">
            <text:p>1.11776888533565E+019</text:p>
          </table:table-cell>
          <table:table-cell table:formula="of:=(2/3*LOG([.G43]))-6" office:value-type="float" office:value="6.69890134416816" calcext:value-type="float">
            <text:p>6.6989013442</text:p>
          </table:table-cell>
          <table:table-cell table:formula="of:=[.G43]*(([.F43]/((4.9*10^6)*3.4))^3)" office:value-type="float" office:value="5.31076496987458" calcext:value-type="float">
            <text:p>5.3107649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([.B44]*0.7)/0.1" office:value-type="float" office:value="10.5" calcext:value-type="float">
            <text:p>10.5</text:p>
          </table:table-cell>
          <table:table-cell table:formula="of:=[.C44]*8" office:value-type="float" office:value="84" calcext:value-type="float">
            <text:p>84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15" calcext:value-type="float">
            <text:p>15</text:p>
          </table:table-cell>
          <table:table-cell table:formula="of:=((4*3.14159*2.7*(59000^3)*[.D44]*[.F44])/0.59)" office:value-type="float" office:value="1.4881538414232E+019" calcext:value-type="float">
            <text:p>1.4881538414232E+019</text:p>
          </table:table-cell>
          <table:table-cell table:formula="of:=(2/3*LOG([.G44]))-6" office:value-type="float" office:value="6.78176521983328" calcext:value-type="float">
            <text:p>6.7817652198</text:p>
          </table:table-cell>
          <table:table-cell table:formula="of:=[.G44]*(([.F44]/((4.9*10^6)*3.4))^3)" office:value-type="float" office:value="10.861670295423" calcext:value-type="float">
            <text:p>10.86167029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table:formula="of:=([.B47]*0.7)/0.1" office:value-type="float" office:value="23.1" calcext:value-type="float">
            <text:p>23.1</text:p>
          </table:table-cell>
          <table:table-cell table:formula="of:=[.C47]*8" office:value-type="float" office:value="184.8" calcext:value-type="float">
            <text:p>184.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6" calcext:value-type="float">
            <text:p>6</text:p>
          </table:table-cell>
          <table:table-cell table:formula="of:=((4*3.14159*2.7*(59000^3)*[.D47]*[.F47])/0.59)" office:value-type="float" office:value="1.30957538045242E+019" calcext:value-type="float">
            <text:p>1.30957538045242E+019</text:p>
          </table:table-cell>
          <table:table-cell table:formula="of:=(2/3*LOG([.G47]))-6" office:value-type="float" office:value="6.7447536679334" calcext:value-type="float">
            <text:p>6.7447536679</text:p>
          </table:table-cell>
          <table:table-cell table:formula="of:=[.G47]*(([.F47]/((4.9*10^6)*3.4))^3)" office:value-type="float" office:value="0.611729271038226" calcext:value-type="float">
            <text:p>0.611729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formula="of:=([.B48]*0.7)/0.1" office:value-type="float" office:value="12.6" calcext:value-type="float">
            <text:p>12.6</text:p>
          </table:table-cell>
          <table:table-cell table:formula="of:=[.C48]*8" office:value-type="float" office:value="100.8" calcext:value-type="float">
            <text:p>100.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17.5" calcext:value-type="float">
            <text:p>17.5</text:p>
          </table:table-cell>
          <table:table-cell table:formula="of:=((4*3.14159*2.7*(59000^3)*[.D48]*[.F48])/0.59)" office:value-type="float" office:value="2.08341537799248E+019" calcext:value-type="float">
            <text:p>2.08341537799248E+019</text:p>
          </table:table-cell>
          <table:table-cell table:formula="of:=(2/3*LOG([.G48]))-6" office:value-type="float" office:value="6.87918391028544" calcext:value-type="float">
            <text:p>6.8791839103</text:p>
          </table:table-cell>
          <table:table-cell table:formula="of:=[.G48]*(([.F48]/((4.9*10^6)*3.4))^3)" office:value-type="float" office:value="24.1471022030655" calcext:value-type="float">
            <text:p>24.1471022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table:formula="of:=([.B49]*0.7)/0.1" office:value-type="float" office:value="13.3" calcext:value-type="float">
            <text:p>13.3</text:p>
          </table:table-cell>
          <table:table-cell table:formula="of:=[.C49]*8" office:value-type="float" office:value="106.4" calcext:value-type="float">
            <text:p>106.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49]*[.F49])/0.59)" office:value-type="float" office:value="6.2833162193424E+018" calcext:value-type="float">
            <text:p>6.2833162193424E+018</text:p>
          </table:table-cell>
          <table:table-cell table:formula="of:=(2/3*LOG([.G49]))-6" office:value-type="float" office:value="6.53212594461827" calcext:value-type="float">
            <text:p>6.5321259446</text:p>
          </table:table-cell>
          <table:table-cell table:formula="of:=[.G49]*(([.F49]/((4.9*10^6)*3.4))^3)" office:value-type="float" office:value="0.169853280339949" calcext:value-type="float">
            <text:p>0.16985328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formula="of:=([.B50]*0.7)/0.1" office:value-type="float" office:value="9.1" calcext:value-type="float">
            <text:p>9.1</text:p>
          </table:table-cell>
          <table:table-cell table:formula="of:=[.C50]*8" office:value-type="float" office:value="72.8" calcext:value-type="float">
            <text:p>72.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12.5" calcext:value-type="float">
            <text:p>12.5</text:p>
          </table:table-cell>
          <table:table-cell table:formula="of:=((4*3.14159*2.7*(59000^3)*[.D50]*[.F50])/0.59)" office:value-type="float" office:value="1.0747777743612E+019" calcext:value-type="float">
            <text:p>1.0747777743612E+019</text:p>
          </table:table-cell>
          <table:table-cell table:formula="of:=(2/3*LOG([.G50]))-6" office:value-type="float" office:value="6.68754578463564" calcext:value-type="float">
            <text:p>6.6875457846</text:p>
          </table:table-cell>
          <table:table-cell table:formula="of:=[.G50]*(([.F50]/((4.9*10^6)*3.4))^3)" office:value-type="float" office:value="4.53966415382265" calcext:value-type="float">
            <text:p>4.539664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([.B51]*0.7)/0.1" office:value-type="float" office:value="10.5" calcext:value-type="float">
            <text:p>10.5</text:p>
          </table:table-cell>
          <table:table-cell table:formula="of:=[.C51]*8" office:value-type="float" office:value="84" calcext:value-type="float">
            <text:p>8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5" calcext:value-type="float">
            <text:p>12.5</text:p>
          </table:table-cell>
          <table:table-cell table:formula="of:=((4*3.14159*2.7*(59000^3)*[.D51]*[.F51])/0.59)" office:value-type="float" office:value="1.240128201186E+019" calcext:value-type="float">
            <text:p>1.240128201186E+019</text:p>
          </table:table-cell>
          <table:table-cell table:formula="of:=(2/3*LOG([.G51]))-6" office:value-type="float" office:value="6.7289777224682" calcext:value-type="float">
            <text:p>6.7289777225</text:p>
          </table:table-cell>
          <table:table-cell table:formula="of:=[.G51]*(([.F51]/((4.9*10^6)*3.4))^3)" office:value-type="float" office:value="5.23807402364151" calcext:value-type="float">
            <text:p>5.2380740236</text:p>
          </table:table-cell>
        </table:table-row>
        <table:table-row table:style-name="ro1">
          <table:table-cell table:number-columns-repeated="4"/>
          <table:table-cell table:formula="of:=AVERAGE([.E40:.E44];[.E47:.E51])" office:value-type="float" office:value="0.00000051" calcext:value-type="float">
            <text:p>0.00000051</text:p>
          </table:table-cell>
          <table:table-cell table:formula="of:=AVERAGE([.F40:.F44];[.F47:.F51])" office:value-type="float" office:value="10.15" calcext:value-type="float">
            <text:p>10.15</text:p>
          </table:table-cell>
          <table:table-cell table:formula="of:=AVERAGE([.G40:.G44];[.G47:.G51])*0.1" office:value-type="float" office:value="1.21003442350389E+018" calcext:value-type="float">
            <text:p>1.21003442350389E+018</text:p>
          </table:table-cell>
          <table:table-cell table:formula="of:=AVERAGE([.H40:.H44];[.H47:.H51])" office:value-type="float" office:value="6.70286059352551" calcext:value-type="float">
            <text:p>6.7028605935</text:p>
          </table:table-cell>
          <table:table-cell table:formula="of:=AVERAGE([.I40:.I44];[.I47:.I51])" office:value-type="float" office:value="5.33568164153228" calcext:value-type="float">
            <text:p>5.33568164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O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[.B56]*0.7)/0.1" office:value-type="float" office:value="14" calcext:value-type="float">
            <text:p>14</text:p>
          </table:table-cell>
          <table:table-cell table:formula="of:=[.C56]*8" office:value-type="float" office:value="112" calcext:value-type="float">
            <text:p>11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56]*[.F56])/0.59)" office:value-type="float" office:value="9.921025609488E+018" calcext:value-type="float">
            <text:p>9.921025609488E+018</text:p>
          </table:table-cell>
          <table:table-cell table:formula="of:=(2/3*LOG([.G56]))-6" office:value-type="float" office:value="6.66437104712949" calcext:value-type="float">
            <text:p>6.6643710471</text:p>
          </table:table-cell>
          <table:table-cell table:formula="of:=[.G56]*(([.F56]/((4.9*10^6)*3.4))^3)" office:value-type="float" office:value="0.905139191285254" calcext:value-type="float">
            <text:p>0.9051391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([.B57]*0.7)/0.1" office:value-type="float" office:value="9.8" calcext:value-type="float">
            <text:p>9.8</text:p>
          </table:table-cell>
          <table:table-cell table:formula="of:=[.C57]*8" office:value-type="float" office:value="78.4" calcext:value-type="float">
            <text:p>78.4</text:p>
          </table:table-cell>
          <table:table-cell office:value-type="float" office:value="0.0001" calcext:value-type="float">
            <text:p>0.0001</text:p>
          </table:table-cell>
          <table:table-cell office:value-type="float" office:value="8.5" calcext:value-type="float">
            <text:p>8.5</text:p>
          </table:table-cell>
          <table:table-cell table:formula="of:=((4*3.14159*2.7*(59000^3)*[.D57]*[.F57])/0.59)" office:value-type="float" office:value="7.87068031686048E+018" calcext:value-type="float">
            <text:p>7.87068031686048E+018</text:p>
          </table:table-cell>
          <table:table-cell table:formula="of:=(2/3*LOG([.G57]))-6" office:value-type="float" office:value="6.59734151535406" calcext:value-type="float">
            <text:p>6.5973415154</text:p>
          </table:table-cell>
          <table:table-cell table:formula="of:=[.G57]*(([.F57]/((4.9*10^6)*3.4))^3)" office:value-type="float" office:value="1.04530748200958" calcext:value-type="float">
            <text:p>1.045307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formula="of:=([.B58]*0.7)/0.1" office:value-type="float" office:value="11.2" calcext:value-type="float">
            <text:p>11.2</text:p>
          </table:table-cell>
          <table:table-cell table:formula="of:=[.C58]*8" office:value-type="float" office:value="89.6" calcext:value-type="float">
            <text:p>89.6</text:p>
          </table:table-cell>
          <table:table-cell office:value-type="float" office:value="0.001" calcext:value-type="float">
            <text:p>0.001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58]*[.F58])/0.59)" office:value-type="float" office:value="7.9368204875904E+018" calcext:value-type="float">
            <text:p>7.9368204875904E+018</text:p>
          </table:table-cell>
          <table:table-cell table:formula="of:=(2/3*LOG([.G58]))-6" office:value-type="float" office:value="6.59976437179079" calcext:value-type="float">
            <text:p>6.5997643718</text:p>
          </table:table-cell>
          <table:table-cell table:formula="of:=[.G58]*(([.F58]/((4.9*10^6)*3.4))^3)" office:value-type="float" office:value="0.724111353028203" calcext:value-type="float">
            <text:p>0.724111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([.B59]*0.7)/0.1" office:value-type="float" office:value="8.4" calcext:value-type="float">
            <text:p>8.4</text:p>
          </table:table-cell>
          <table:table-cell table:formula="of:=[.C59]*8" office:value-type="float" office:value="67.2" calcext:value-type="float">
            <text:p>67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.5" calcext:value-type="float">
            <text:p>12.5</text:p>
          </table:table-cell>
          <table:table-cell table:formula="of:=((4*3.14159*2.7*(59000^3)*[.D59]*[.F59])/0.59)" office:value-type="float" office:value="9.921025609488E+018" calcext:value-type="float">
            <text:p>9.921025609488E+018</text:p>
          </table:table-cell>
          <table:table-cell table:formula="of:=(2/3*LOG([.G59]))-6" office:value-type="float" office:value="6.66437104712949" calcext:value-type="float">
            <text:p>6.6643710471</text:p>
          </table:table-cell>
          <table:table-cell table:formula="of:=[.G59]*(([.F59]/((4.9*10^6)*3.4))^3)" office:value-type="float" office:value="4.19045921891321" calcext:value-type="float">
            <text:p>4.19045921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([.B60]*0.7)/0.1" office:value-type="float" office:value="12.6" calcext:value-type="float">
            <text:p>12.6</text:p>
          </table:table-cell>
          <table:table-cell table:formula="of:=[.C60]*8" office:value-type="float" office:value="100.8" calcext:value-type="float">
            <text:p>100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60]*[.F60])/0.59)" office:value-type="float" office:value="5.9526153656928E+018" calcext:value-type="float">
            <text:p>5.9526153656928E+018</text:p>
          </table:table-cell>
          <table:table-cell table:formula="of:=(2/3*LOG([.G60]))-6" office:value-type="float" office:value="6.51647188071859" calcext:value-type="float">
            <text:p>6.5164718807</text:p>
          </table:table-cell>
          <table:table-cell table:formula="of:=[.G60]*(([.F60]/((4.9*10^6)*3.4))^3)" office:value-type="float" office:value="0.160913634006267" calcext:value-type="float">
            <text:p>0.1609136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[.B63]*0.7)/0.1" office:value-type="float" office:value="14" calcext:value-type="float">
            <text:p>14</text:p>
          </table:table-cell>
          <table:table-cell table:formula="of:=[.C63]*8" office:value-type="float" office:value="112" calcext:value-type="float">
            <text:p>1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63]*[.F63])/0.59)" office:value-type="float" office:value="9.921025609488E+018" calcext:value-type="float">
            <text:p>9.921025609488E+018</text:p>
          </table:table-cell>
          <table:table-cell table:formula="of:=(2/3*LOG([.G63]))-6" office:value-type="float" office:value="6.66437104712949" calcext:value-type="float">
            <text:p>6.6643710471</text:p>
          </table:table-cell>
          <table:table-cell table:formula="of:=[.G63]*(([.F63]/((4.9*10^6)*3.4))^3)" office:value-type="float" office:value="0.905139191285254" calcext:value-type="float">
            <text:p>0.9051391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formula="of:=([.B64]*0.7)/0.1" office:value-type="float" office:value="9.8" calcext:value-type="float">
            <text:p>9.8</text:p>
          </table:table-cell>
          <table:table-cell table:formula="of:=[.C64]*8" office:value-type="float" office:value="78.4" calcext:value-type="float">
            <text:p>78.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table:formula="of:=((4*3.14159*2.7*(59000^3)*[.D64]*[.F64])/0.59)" office:value-type="float" office:value="1.38894358532832E+019" calcext:value-type="float">
            <text:p>1.38894358532832E+019</text:p>
          </table:table-cell>
          <table:table-cell table:formula="of:=(2/3*LOG([.G64]))-6" office:value-type="float" office:value="6.76178973758165" calcext:value-type="float">
            <text:p>6.7617897376</text:p>
          </table:table-cell>
          <table:table-cell table:formula="of:=[.G64]*(([.F64]/((4.9*10^6)*3.4))^3)" office:value-type="float" office:value="10.1375589423948" calcext:value-type="float">
            <text:p>10.1375589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table:formula="of:=([.B65]*0.7)/0.1" office:value-type="float" office:value="11.2" calcext:value-type="float">
            <text:p>11.2</text:p>
          </table:table-cell>
          <table:table-cell table:formula="of:=[.C65]*8" office:value-type="float" office:value="89.6" calcext:value-type="float">
            <text:p>89.6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((4*3.14159*2.7*(59000^3)*[.D65]*[.F65])/0.59)" office:value-type="float" office:value="5.2912136583936E+018" calcext:value-type="float">
            <text:p>5.2912136583936E+018</text:p>
          </table:table-cell>
          <table:table-cell table:formula="of:=(2/3*LOG([.G65]))-6" office:value-type="float" office:value="6.482370199087" calcext:value-type="float">
            <text:p>6.4823701991</text:p>
          </table:table-cell>
          <table:table-cell table:formula="of:=[.G65]*(([.F65]/((4.9*10^6)*3.4))^3)" office:value-type="float" office:value="0.143034341338904" calcext:value-type="float">
            <text:p>0.143034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formula="of:=([.B66]*0.7)/0.1" office:value-type="float" office:value="8.4" calcext:value-type="float">
            <text:p>8.4</text:p>
          </table:table-cell>
          <table:table-cell table:formula="of:=[.C66]*8" office:value-type="float" office:value="67.2" calcext:value-type="float">
            <text:p>67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5" calcext:value-type="float">
            <text:p>15</text:p>
          </table:table-cell>
          <table:table-cell table:formula="of:=((4*3.14159*2.7*(59000^3)*[.D66]*[.F66])/0.59)" office:value-type="float" office:value="1.19052307313856E+019" calcext:value-type="float">
            <text:p>1.19052307313856E+019</text:p>
          </table:table-cell>
          <table:table-cell table:formula="of:=(2/3*LOG([.G66]))-6" office:value-type="float" office:value="6.71715854449458" calcext:value-type="float">
            <text:p>6.7171585445</text:p>
          </table:table-cell>
          <table:table-cell table:formula="of:=[.G66]*(([.F66]/((4.9*10^6)*3.4))^3)" office:value-type="float" office:value="8.68933623633843" calcext:value-type="float">
            <text:p>8.68933623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table:formula="of:=([.B67]*0.7)/0.1" office:value-type="float" office:value="12.6" calcext:value-type="float">
            <text:p>12.6</text:p>
          </table:table-cell>
          <table:table-cell table:formula="of:=[.C67]*8" office:value-type="float" office:value="100.8" calcext:value-type="float">
            <text:p>100.8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table:formula="of:=((4*3.14159*2.7*(59000^3)*[.D67]*[.F67])/0.59)" office:value-type="float" office:value="5.9526153656928E+018" calcext:value-type="float">
            <text:p>5.9526153656928E+018</text:p>
          </table:table-cell>
          <table:table-cell table:formula="of:=(2/3*LOG([.G67]))-6" office:value-type="float" office:value="6.51647188071859" calcext:value-type="float">
            <text:p>6.5164718807</text:p>
          </table:table-cell>
          <table:table-cell table:formula="of:=[.G67]*(([.F67]/((4.9*10^6)*3.4))^3)" office:value-type="float" office:value="0.160913634006267" calcext:value-type="float">
            <text:p>0.160913634</text:p>
          </table:table-cell>
        </table:table-row>
        <table:table-row table:style-name="ro1">
          <table:table-cell table:number-columns-repeated="4"/>
          <table:table-cell table:formula="of:=AVERAGE([.E56:.E60];[.E63:.E67])" office:value-type="float" office:value="0.000641" calcext:value-type="float">
            <text:p>0.000641</text:p>
          </table:table-cell>
          <table:table-cell table:formula="of:=AVERAGE([.F56:.F60];[.F63:.F67])" office:value-type="float" office:value="8.85" calcext:value-type="float">
            <text:p>8.85</text:p>
          </table:table-cell>
          <table:table-cell table:formula="of:=AVERAGE([.G56:.G60];[.G63:.G67])" office:value-type="float" office:value="8.85616886073629E+018" calcext:value-type="float">
            <text:p>8.85616886073629E+018</text:p>
          </table:table-cell>
          <table:table-cell table:formula="of:=AVERAGE([.H56:.H60];[.H63:.H67])" office:value-type="float" office:value="6.61844812711338" calcext:value-type="float">
            <text:p>6.6184481271</text:p>
          </table:table-cell>
          <table:table-cell table:formula="of:=AVERAGE([.I56:.I60];[.I63:.I67])" office:value-type="float" office:value="2.70619132246062" calcext:value-type="float">
            <text:p>2.70619132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O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([.B72]*0.7)/0.1" office:value-type="float" office:value="4.9" calcext:value-type="float">
            <text:p>4.9</text:p>
          </table:table-cell>
          <table:table-cell table:formula="of:=[.C72]*8" office:value-type="float" office:value="39.2" calcext:value-type="float">
            <text:p>39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72]*[.F72])/0.59)" office:value-type="float" office:value="2.3149059755472E+018" calcext:value-type="float">
            <text:p>2.3149059755472E+018</text:p>
          </table:table-cell>
          <table:table-cell table:formula="of:=(2/3*LOG([.G72]))-6" office:value-type="float" office:value="6.24302223732589" calcext:value-type="float">
            <text:p>6.2430222373</text:p>
          </table:table-cell>
          <table:table-cell table:formula="of:=[.G72]*(([.F72]/((4.9*10^6)*3.4))^3)" office:value-type="float" office:value="0.0625775243357706" calcext:value-type="float">
            <text:p>0.0625775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([.B73]*0.7)/0.1" office:value-type="float" office:value="11.9" calcext:value-type="float">
            <text:p>11.9</text:p>
          </table:table-cell>
          <table:table-cell table:formula="of:=[.C73]*8" office:value-type="float" office:value="95.2" calcext:value-type="float">
            <text:p>95.2</text:p>
          </table:table-cell>
          <table:table-cell office:value-type="float" office:value="0.0009" calcext:value-type="float">
            <text:p>0.0009</text:p>
          </table:table-cell>
          <table:table-cell office:value-type="float" office:value="10" calcext:value-type="float">
            <text:p>10</text:p>
          </table:table-cell>
          <table:table-cell table:formula="of:=((4*3.14159*2.7*(59000^3)*[.D73]*[.F73])/0.59)" office:value-type="float" office:value="1.12438290240864E+019" calcext:value-type="float">
            <text:p>1.12438290240864E+019</text:p>
          </table:table-cell>
          <table:table-cell table:formula="of:=(2/3*LOG([.G73]))-6" office:value-type="float" office:value="6.70060948867789" calcext:value-type="float">
            <text:p>6.7006094887</text:p>
          </table:table-cell>
          <table:table-cell table:formula="of:=[.G73]*(([.F73]/((4.9*10^6)*3.4))^3)" office:value-type="float" office:value="2.43158380276137" calcext:value-type="float">
            <text:p>2.4315838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table:formula="of:=([.B74]*0.7)/0.1" office:value-type="float" office:value="9.8" calcext:value-type="float">
            <text:p>9.8</text:p>
          </table:table-cell>
          <table:table-cell table:formula="of:=[.C74]*8" office:value-type="float" office:value="78.4" calcext:value-type="float">
            <text:p>78.4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74]*[.F74])/0.59)" office:value-type="float" office:value="4.6298119510944E+018" calcext:value-type="float">
            <text:p>4.6298119510944E+018</text:p>
          </table:table-cell>
          <table:table-cell table:formula="of:=(2/3*LOG([.G74]))-6" office:value-type="float" office:value="6.44370890110188" calcext:value-type="float">
            <text:p>6.4437089011</text:p>
          </table:table-cell>
          <table:table-cell table:formula="of:=[.G74]*(([.F74]/((4.9*10^6)*3.4))^3)" office:value-type="float" office:value="0.125155048671541" calcext:value-type="float">
            <text:p>0.1251550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[.B75]*0.7)/0.1" office:value-type="float" office:value="14" calcext:value-type="float">
            <text:p>14</text:p>
          </table:table-cell>
          <table:table-cell table:formula="of:=[.C75]*8" office:value-type="float" office:value="112" calcext:value-type="float">
            <text:p>11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1" calcext:value-type="float">
            <text:p>11</text:p>
          </table:table-cell>
          <table:table-cell table:formula="of:=((4*3.14159*2.7*(59000^3)*[.D75]*[.F75])/0.59)" office:value-type="float" office:value="1.45508375605824E+019" calcext:value-type="float">
            <text:p>1.45508375605824E+019</text:p>
          </table:table-cell>
          <table:table-cell table:formula="of:=(2/3*LOG([.G75]))-6" office:value-type="float" office:value="6.77525866164051" calcext:value-type="float">
            <text:p>6.7752586616</text:p>
          </table:table-cell>
          <table:table-cell table:formula="of:=[.G75]*(([.F75]/((4.9*10^6)*3.4))^3)" office:value-type="float" office:value="4.18833158308579" calcext:value-type="float">
            <text:p>4.1883315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table:formula="of:=([.B76]*0.7)/0.1" office:value-type="float" office:value="24.5" calcext:value-type="float">
            <text:p>24.5</text:p>
          </table:table-cell>
          <table:table-cell table:formula="of:=[.C76]*8" office:value-type="float" office:value="196" calcext:value-type="float">
            <text:p>196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5" calcext:value-type="float">
            <text:p>5</text:p>
          </table:table-cell>
          <table:table-cell table:formula="of:=((4*3.14159*2.7*(59000^3)*[.D76]*[.F76])/0.59)" office:value-type="float" office:value="1.1574529877736E+019" calcext:value-type="float">
            <text:p>1.1574529877736E+019</text:p>
          </table:table-cell>
          <table:table-cell table:formula="of:=(2/3*LOG([.G76]))-6" office:value-type="float" office:value="6.70900224021657" calcext:value-type="float">
            <text:p>6.7090022402</text:p>
          </table:table-cell>
          <table:table-cell table:formula="of:=[.G76]*(([.F76]/((4.9*10^6)*3.4))^3)" office:value-type="float" office:value="0.312887621678853" calcext:value-type="float">
            <text:p>0.31288762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formula="of:=([.B79]*0.7)/0.1" office:value-type="float" office:value="4.9" calcext:value-type="float">
            <text:p>4.9</text:p>
          </table:table-cell>
          <table:table-cell table:formula="of:=[.C79]*8" office:value-type="float" office:value="39.2" calcext:value-type="float">
            <text:p>39.2</text:p>
          </table:table-cell>
          <table:table-cell office:value-type="float" office:value="0.0002" calcext:value-type="float">
            <text:p>0.0002</text:p>
          </table:table-cell>
          <table:table-cell office:value-type="float" office:value="7.5" calcext:value-type="float">
            <text:p>7.5</text:p>
          </table:table-cell>
          <table:table-cell table:formula="of:=((4*3.14159*2.7*(59000^3)*[.D79]*[.F79])/0.59)" office:value-type="float" office:value="3.4723589633208E+018" calcext:value-type="float">
            <text:p>3.4723589633208E+018</text:p>
          </table:table-cell>
          <table:table-cell table:formula="of:=(2/3*LOG([.G79]))-6" office:value-type="float" office:value="6.36041641002968" calcext:value-type="float">
            <text:p>6.36041641</text:p>
          </table:table-cell>
          <table:table-cell table:formula="of:=[.G79]*(([.F79]/((4.9*10^6)*3.4))^3)" office:value-type="float" office:value="0.316798716949839" calcext:value-type="float">
            <text:p>0.3167987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([.B80]*0.7)/0.1" office:value-type="float" office:value="11.9" calcext:value-type="float">
            <text:p>11.9</text:p>
          </table:table-cell>
          <table:table-cell table:formula="of:=[.C80]*8" office:value-type="float" office:value="95.2" calcext:value-type="float">
            <text:p>95.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0" calcext:value-type="float">
            <text:p>10</text:p>
          </table:table-cell>
          <table:table-cell table:formula="of:=((4*3.14159*2.7*(59000^3)*[.D80]*[.F80])/0.59)" office:value-type="float" office:value="1.12438290240864E+019" calcext:value-type="float">
            <text:p>1.12438290240864E+019</text:p>
          </table:table-cell>
          <table:table-cell table:formula="of:=(2/3*LOG([.G80]))-6" office:value-type="float" office:value="6.70060948867789" calcext:value-type="float">
            <text:p>6.7006094887</text:p>
          </table:table-cell>
          <table:table-cell table:formula="of:=[.G80]*(([.F80]/((4.9*10^6)*3.4))^3)" office:value-type="float" office:value="2.43158380276137" calcext:value-type="float">
            <text:p>2.4315838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table:formula="of:=([.B81]*0.7)/0.1" office:value-type="float" office:value="9.8" calcext:value-type="float">
            <text:p>9.8</text:p>
          </table:table-cell>
          <table:table-cell table:formula="of:=[.C81]*8" office:value-type="float" office:value="78.4" calcext:value-type="float">
            <text:p>78.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3.5" calcext:value-type="float">
            <text:p>3.5</text:p>
          </table:table-cell>
          <table:table-cell table:formula="of:=((4*3.14159*2.7*(59000^3)*[.D81]*[.F81])/0.59)" office:value-type="float" office:value="3.24086836576608E+018" calcext:value-type="float">
            <text:p>3.24086836576608E+018</text:p>
          </table:table-cell>
          <table:table-cell table:formula="of:=(2/3*LOG([.G81]))-6" office:value-type="float" office:value="6.34044092777805" calcext:value-type="float">
            <text:p>6.3404409278</text:p>
          </table:table-cell>
          <table:table-cell table:formula="of:=[.G81]*(([.F81]/((4.9*10^6)*3.4))^3)" office:value-type="float" office:value="0.030049727186037" calcext:value-type="float">
            <text:p>0.0300497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([.B82]*0.7)/0.1" office:value-type="float" office:value="14" calcext:value-type="float">
            <text:p>14</text:p>
          </table:table-cell>
          <table:table-cell table:formula="of:=[.C82]*8" office:value-type="float" office:value="112" calcext:value-type="float">
            <text:p>1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0" calcext:value-type="float">
            <text:p>10</text:p>
          </table:table-cell>
          <table:table-cell table:formula="of:=((4*3.14159*2.7*(59000^3)*[.D82]*[.F82])/0.59)" office:value-type="float" office:value="1.3228034145984E+019" calcext:value-type="float">
            <text:p>1.3228034145984E+019</text:p>
          </table:table-cell>
          <table:table-cell table:formula="of:=(2/3*LOG([.G82]))-6" office:value-type="float" office:value="6.74766353820169" calcext:value-type="float">
            <text:p>6.7476635382</text:p>
          </table:table-cell>
          <table:table-cell table:formula="of:=[.G82]*(([.F82]/((4.9*10^6)*3.4))^3)" office:value-type="float" office:value="2.86068682677808" calcext:value-type="float">
            <text:p>2.86068682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table:formula="of:=([.B83]*0.7)/0.1" office:value-type="float" office:value="24.5" calcext:value-type="float">
            <text:p>24.5</text:p>
          </table:table-cell>
          <table:table-cell table:formula="of:=[.C83]*8" office:value-type="float" office:value="196" calcext:value-type="float">
            <text:p>1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83]*[.F83])/0.59)" office:value-type="float" office:value="1.1574529877736E+019" calcext:value-type="float">
            <text:p>1.1574529877736E+019</text:p>
          </table:table-cell>
          <table:table-cell table:formula="of:=(2/3*LOG([.G83]))-6" office:value-type="float" office:value="6.70900224021657" calcext:value-type="float">
            <text:p>6.7090022402</text:p>
          </table:table-cell>
          <table:table-cell table:formula="of:=[.G83]*(([.F83]/((4.9*10^6)*3.4))^3)" office:value-type="float" office:value="0.312887621678853" calcext:value-type="float">
            <text:p>0.3128876217</text:p>
          </table:table-cell>
        </table:table-row>
        <table:table-row table:style-name="ro1">
          <table:table-cell table:number-columns-repeated="4"/>
          <table:table-cell table:formula="of:=AVERAGE([.E72:.E76];[.E79:.E83])" office:value-type="float" office:value="0.000163" calcext:value-type="float">
            <text:p>0.000163</text:p>
          </table:table-cell>
          <table:table-cell table:formula="of:=AVERAGE([.F72:.F76];[.F79:.F83])" office:value-type="float" office:value="7.2" calcext:value-type="float">
            <text:p>7.2</text:p>
          </table:table-cell>
          <table:table-cell table:formula="of:=AVERAGE([.G72:.G76];[.G79:.G83])" office:value-type="float" office:value="8.70735347659397E+018" calcext:value-type="float">
            <text:p>8.70735347659397E+018</text:p>
          </table:table-cell>
          <table:table-cell table:formula="of:=AVERAGE([.H72:.H76];[.H79:.H83])" office:value-type="float" office:value="6.57297341338666" calcext:value-type="float">
            <text:p>6.5729734134</text:p>
          </table:table-cell>
          <table:table-cell table:formula="of:=AVERAGE([.I72:.I76];[.I79:.I83])" office:value-type="float" office:value="1.30725422758875" calcext:value-type="float">
            <text:p>1.3072542276</text:p>
          </table:table-cell>
        </table:table-row>
        <table:table-row table:style-name="ro1" table:visibility="collapse">
          <table:table-cell table:number-columns-repeated="6"/>
          <table:table-cell table:formula="of:=((4*3.14159*2.7*(59000^3)*[.D85]*[.F85])/0.59)" office:value-type="float" office:value="0" calcext:value-type="float">
            <text:p>0</text:p>
          </table:table-cell>
          <table:table-cell table:formula="of:=(2/3*LOG([.G85]))-6" office:value-type="string" office:string-value="" calcext:value-type="error">
            <text:p>Err:502</text:p>
          </table:table-cell>
          <table:table-cell table:formula="of:=[.G85]*(([.F85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EVENTO 6</text:p>
          </table:table-cell>
          <table:table-cell table:number-columns-repeated="5"/>
          <table:table-cell table:formula="of:=((4*3.14159*2.7*(59000^3)*[.D86]*[.F86])/0.59)" office:value-type="float" office:value="0" calcext:value-type="float">
            <text:p>0</text:p>
          </table:table-cell>
          <table:table-cell table:formula="of:=(2/3*LOG([.G86]))-6" office:value-type="string" office:string-value="" calcext:value-type="error">
            <text:p>Err:502</text:p>
          </table:table-cell>
          <table:table-cell table:formula="of:=[.G86]*(([.F86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N</text:p>
          </table:table-cell>
          <table:table-cell table:number-columns-repeated="5"/>
          <table:table-cell table:formula="of:=((4*3.14159*2.7*(59000^3)*[.D87]*[.F87])/0.59)" office:value-type="float" office:value="0" calcext:value-type="float">
            <text:p>0</text:p>
          </table:table-cell>
          <table:table-cell table:formula="of:=(2/3*LOG([.G87]))-6" office:value-type="string" office:string-value="" calcext:value-type="error">
            <text:p>Err:502</text:p>
          </table:table-cell>
          <table:table-cell table:formula="of:=[.G87]*(([.F87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5"/>
          <table:table-cell table:formula="of:=((4*3.14159*2.7*(59000^3)*[.D88]*[.F88])/0.59)" office:value-type="float" office:value="0" calcext:value-type="float">
            <text:p>0</text:p>
          </table:table-cell>
          <table:table-cell table:formula="of:=(2/3*LOG([.G88]))-6" office:value-type="string" office:string-value="" calcext:value-type="error">
            <text:p>Err:502</text:p>
          </table:table-cell>
          <table:table-cell table:formula="of:=[.G88]*(([.F88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5"/>
          <table:table-cell table:formula="of:=((4*3.14159*2.7*(59000^3)*[.D89]*[.F89])/0.59)" office:value-type="float" office:value="0" calcext:value-type="float">
            <text:p>0</text:p>
          </table:table-cell>
          <table:table-cell table:formula="of:=(2/3*LOG([.G89]))-6" office:value-type="string" office:string-value="" calcext:value-type="error">
            <text:p>Err:502</text:p>
          </table:table-cell>
          <table:table-cell table:formula="of:=[.G89]*(([.F89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([.B90]*0.7)/0.1" office:value-type="float" office:value="3.5" calcext:value-type="float">
            <text:p>3.5</text:p>
          </table:table-cell>
          <table:table-cell table:formula="of:=[.C90]*8" office:value-type="float" office:value="28" calcext:value-type="float">
            <text:p>28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((4*3.14159*2.7*(59000^3)*[.D90]*[.F90])/0.59)" office:value-type="float" office:value="9.921025609488E+017" calcext:value-type="float">
            <text:p>9.921025609488E+017</text:p>
          </table:table-cell>
          <table:table-cell table:formula="of:=(2/3*LOG([.G90]))-6" office:value-type="float" office:value="5.99770438046282" calcext:value-type="float">
            <text:p>5.9977043805</text:p>
          </table:table-cell>
          <table:table-cell table:formula="of:=[.G90]*(([.F90]/((4.9*10^6)*3.4))^3)" office:value-type="float" office:value="0.00579289082422562" calcext:value-type="float">
            <text:p>0.0057928908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number-columns-repeated="5"/>
          <table:table-cell table:formula="of:=((4*3.14159*2.7*(59000^3)*[.D91]*[.F91])/0.59)" office:value-type="float" office:value="0" calcext:value-type="float">
            <text:p>0</text:p>
          </table:table-cell>
          <table:table-cell table:formula="of:=(2/3*LOG([.G91]))-6" office:value-type="string" office:string-value="" calcext:value-type="error">
            <text:p>Err:502</text:p>
          </table:table-cell>
          <table:table-cell table:formula="of:=[.G91]*(([.F91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number-columns-repeated="5"/>
          <table:table-cell table:formula="of:=((4*3.14159*2.7*(59000^3)*[.D92]*[.F92])/0.59)" office:value-type="float" office:value="0" calcext:value-type="float">
            <text:p>0</text:p>
          </table:table-cell>
          <table:table-cell table:formula="of:=(2/3*LOG([.G92]))-6" office:value-type="string" office:string-value="" calcext:value-type="error">
            <text:p>Err:502</text:p>
          </table:table-cell>
          <table:table-cell table:formula="of:=[.G92]*(([.F92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6"/>
          <table:table-cell table:formula="of:=((4*3.14159*2.7*(59000^3)*[.D93]*[.F93])/0.59)" office:value-type="float" office:value="0" calcext:value-type="float">
            <text:p>0</text:p>
          </table:table-cell>
          <table:table-cell table:formula="of:=(2/3*LOG([.G93]))-6" office:value-type="string" office:string-value="" calcext:value-type="error">
            <text:p>Err:502</text:p>
          </table:table-cell>
          <table:table-cell table:formula="of:=[.G93]*(([.F93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E</text:p>
          </table:table-cell>
          <table:table-cell table:number-columns-repeated="5"/>
          <table:table-cell table:formula="of:=((4*3.14159*2.7*(59000^3)*[.D94]*[.F94])/0.59)" office:value-type="float" office:value="0" calcext:value-type="float">
            <text:p>0</text:p>
          </table:table-cell>
          <table:table-cell table:formula="of:=(2/3*LOG([.G94]))-6" office:value-type="string" office:string-value="" calcext:value-type="error">
            <text:p>Err:502</text:p>
          </table:table-cell>
          <table:table-cell table:formula="of:=[.G94]*(([.F94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number-columns-repeated="5"/>
          <table:table-cell table:formula="of:=((4*3.14159*2.7*(59000^3)*[.D95]*[.F95])/0.59)" office:value-type="float" office:value="0" calcext:value-type="float">
            <text:p>0</text:p>
          </table:table-cell>
          <table:table-cell table:formula="of:=(2/3*LOG([.G95]))-6" office:value-type="string" office:string-value="" calcext:value-type="error">
            <text:p>Err:502</text:p>
          </table:table-cell>
          <table:table-cell table:formula="of:=[.G95]*(([.F95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number-columns-repeated="5"/>
          <table:table-cell table:formula="of:=((4*3.14159*2.7*(59000^3)*[.D96]*[.F96])/0.59)" office:value-type="float" office:value="0" calcext:value-type="float">
            <text:p>0</text:p>
          </table:table-cell>
          <table:table-cell table:formula="of:=(2/3*LOG([.G96]))-6" office:value-type="string" office:string-value="" calcext:value-type="error">
            <text:p>Err:502</text:p>
          </table:table-cell>
          <table:table-cell table:formula="of:=[.G96]*(([.F96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([.B97]*0.7)/0.1" office:value-type="float" office:value="3.5" calcext:value-type="float">
            <text:p>3.5</text:p>
          </table:table-cell>
          <table:table-cell table:formula="of:=[.C97]*8" office:value-type="float" office:value="28" calcext:value-type="float">
            <text:p>28</text:p>
          </table:table-cell>
          <table:table-cell office:value-type="float" office:value="0.09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table:formula="of:=((4*3.14159*2.7*(59000^3)*[.D97]*[.F97])/0.59)" office:value-type="float" office:value="1.653504268248E+018" calcext:value-type="float">
            <text:p>1.653504268248E+018</text:p>
          </table:table-cell>
          <table:table-cell table:formula="of:=(2/3*LOG([.G97]))-6" office:value-type="float" office:value="6.14560354687373" calcext:value-type="float">
            <text:p>6.1456035469</text:p>
          </table:table-cell>
          <table:table-cell table:formula="of:=[.G97]*(([.F97]/((4.9*10^6)*3.4))^3)" office:value-type="float" office:value="0.0446982316684076" calcext:value-type="float">
            <text:p>0.0446982317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number-columns-repeated="5"/>
          <table:table-cell table:formula="of:=((4*3.14159*2.7*(59000^3)*[.D98]*[.F98])/0.59)" office:value-type="float" office:value="0" calcext:value-type="float">
            <text:p>0</text:p>
          </table:table-cell>
          <table:table-cell table:formula="of:=(2/3*LOG([.G98]))-6" office:value-type="string" office:string-value="" calcext:value-type="error">
            <text:p>Err:502</text:p>
          </table:table-cell>
          <table:table-cell table:formula="of:=[.G98]*(([.F98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number-columns-repeated="5"/>
          <table:table-cell table:formula="of:=((4*3.14159*2.7*(59000^3)*[.D99]*[.F99])/0.59)" office:value-type="float" office:value="0" calcext:value-type="float">
            <text:p>0</text:p>
          </table:table-cell>
          <table:table-cell table:formula="of:=(2/3*LOG([.G99]))-6" office:value-type="string" office:string-value="" calcext:value-type="error">
            <text:p>Err:502</text:p>
          </table:table-cell>
          <table:table-cell table:formula="of:=[.G99]*(([.F99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6"/>
          <table:table-cell table:formula="of:=((4*3.14159*2.7*(59000^3)*[.D100]*[.F100])/0.59)" office:value-type="float" office:value="0" calcext:value-type="float">
            <text:p>0</text:p>
          </table:table-cell>
          <table:table-cell table:formula="of:=(2/3*LOG([.G100]))-6" office:value-type="string" office:string-value="" calcext:value-type="error">
            <text:p>Err:502</text:p>
          </table:table-cell>
          <table:table-cell table:formula="of:=[.G100]*(([.F100]/((4.9*10^6)*3.4))^3)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6"/>
          <table:table-cell table:formula="of:=((4*3.14159*2.7*(59000^3)*[.D101]*[.F101])/0.59)" office:value-type="float" office:value="0" calcext:value-type="float">
            <text:p>0</text:p>
          </table:table-cell>
          <table:table-cell table:formula="of:=(2/3*LOG([.G101]))-6" office:value-type="string" office:string-value="" calcext:value-type="error">
            <text:p>Err:502</text:p>
          </table:table-cell>
          <table:table-cell table:formula="of:=[.G101]*(([.F101]/((4.9*10^6)*3.4))^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O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([.B104]*0.7)/0.1" office:value-type="float" office:value="9.8" calcext:value-type="float">
            <text:p>9.8</text:p>
          </table:table-cell>
          <table:table-cell table:formula="of:=[.C104]*8" office:value-type="float" office:value="78.4" calcext:value-type="float">
            <text:p>78.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5" calcext:value-type="float">
            <text:p>5</text:p>
          </table:table-cell>
          <table:table-cell table:formula="of:=((4*3.14159*2.7*(59000^3)*[.D104]*[.F104])/0.59)" office:value-type="float" office:value="4.6298119510944E+018" calcext:value-type="float">
            <text:p>4.6298119510944E+018</text:p>
          </table:table-cell>
          <table:table-cell table:formula="of:=(2/3*LOG([.G104]))-6" office:value-type="float" office:value="6.44370890110188" calcext:value-type="float">
            <text:p>6.4437089011</text:p>
          </table:table-cell>
          <table:table-cell table:formula="of:=[.G104]*(([.F104]/((4.9*10^6)*3.4))^3)" office:value-type="float" office:value="0.125155048671541" calcext:value-type="float">
            <text:p>0.1251550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formula="of:=([.B105]*0.7)/0.1" office:value-type="float" office:value="8.4" calcext:value-type="float">
            <text:p>8.4</text:p>
          </table:table-cell>
          <table:table-cell table:formula="of:=[.C105]*8" office:value-type="float" office:value="67.2" calcext:value-type="float">
            <text:p>67.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3" calcext:value-type="float">
            <text:p>13</text:p>
          </table:table-cell>
          <table:table-cell table:formula="of:=((4*3.14159*2.7*(59000^3)*[.D105]*[.F105])/0.59)" office:value-type="float" office:value="1.03178666338675E+019" calcext:value-type="float">
            <text:p>1.03178666338675E+019</text:p>
          </table:table-cell>
          <table:table-cell table:formula="of:=(2/3*LOG([.G105]))-6" office:value-type="float" office:value="6.67572660666201" calcext:value-type="float">
            <text:p>6.6757266067</text:p>
          </table:table-cell>
          <table:table-cell table:formula="of:=[.G105]*(([.F105]/((4.9*10^6)*3.4))^3)" office:value-type="float" office:value="4.90224458757653" calcext:value-type="float">
            <text:p>4.9022445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([.B106]*0.7)/0.1" office:value-type="float" office:value="5.6" calcext:value-type="float">
            <text:p>5.6</text:p>
          </table:table-cell>
          <table:table-cell table:formula="of:=[.C106]*8" office:value-type="float" office:value="44.8" calcext:value-type="float">
            <text:p>44.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6" calcext:value-type="float">
            <text:p>6</text:p>
          </table:table-cell>
          <table:table-cell table:formula="of:=((4*3.14159*2.7*(59000^3)*[.D106]*[.F106])/0.59)" office:value-type="float" office:value="3.17472819503616E+018" calcext:value-type="float">
            <text:p>3.17472819503616E+018</text:p>
          </table:table-cell>
          <table:table-cell table:formula="of:=(2/3*LOG([.G106]))-6" office:value-type="float" office:value="6.3344710326761" calcext:value-type="float">
            <text:p>6.3344710327</text:p>
          </table:table-cell>
          <table:table-cell table:formula="of:=[.G106]*(([.F106]/((4.9*10^6)*3.4))^3)" office:value-type="float" office:value="0.148298005100176" calcext:value-type="float">
            <text:p>0.14829800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formula="of:=([.B107]*0.7)/0.1" office:value-type="float" office:value="9.1" calcext:value-type="float">
            <text:p>9.1</text:p>
          </table:table-cell>
          <table:table-cell table:formula="of:=[.C107]*8" office:value-type="float" office:value="72.8" calcext:value-type="float">
            <text:p>72.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7" calcext:value-type="float">
            <text:p>7</text:p>
          </table:table-cell>
          <table:table-cell table:formula="of:=((4*3.14159*2.7*(59000^3)*[.D107]*[.F107])/0.59)" office:value-type="float" office:value="6.01875553642272E+018" calcext:value-type="float">
            <text:p>6.01875553642272E+018</text:p>
          </table:table-cell>
          <table:table-cell table:formula="of:=(2/3*LOG([.G107]))-6" office:value-type="float" office:value="6.5196711359731" calcext:value-type="float">
            <text:p>6.519671136</text:p>
          </table:table-cell>
          <table:table-cell table:formula="of:=[.G107]*(([.F107]/((4.9*10^6)*3.4))^3)" office:value-type="float" office:value="0.446453089621122" calcext:value-type="float">
            <text:p>0.4464530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" calcext:value-type="float">
            <text:p>3.1</text:p>
          </table:table-cell>
          <table:table-cell table:formula="of:=([.B108]*0.7)/0.1" office:value-type="float" office:value="21.7" calcext:value-type="float">
            <text:p>21.7</text:p>
          </table:table-cell>
          <table:table-cell table:formula="of:=[.C108]*8" office:value-type="float" office:value="173.6" calcext:value-type="float">
            <text:p>173.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5" calcext:value-type="float">
            <text:p>6.5</text:p>
          </table:table-cell>
          <table:table-cell table:formula="of:=((4*3.14159*2.7*(59000^3)*[.D108]*[.F108])/0.59)" office:value-type="float" office:value="1.33272444020789E+019" calcext:value-type="float">
            <text:p>1.33272444020789E+019</text:p>
          </table:table-cell>
          <table:table-cell table:formula="of:=(2/3*LOG([.G108]))-6" office:value-type="float" office:value="6.74982690807713" calcext:value-type="float">
            <text:p>6.7498269081</text:p>
          </table:table-cell>
          <table:table-cell table:formula="of:=[.G108]*(([.F108]/((4.9*10^6)*3.4))^3)" office:value-type="float" office:value="0.791508240702461" calcext:value-type="float">
            <text:p>0.79150824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([.B111]*0.7)/0.1" office:value-type="float" office:value="9.8" calcext:value-type="float">
            <text:p>9.8</text:p>
          </table:table-cell>
          <table:table-cell table:formula="of:=[.C111]*8" office:value-type="float" office:value="78.4" calcext:value-type="float">
            <text:p>78.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" calcext:value-type="float">
            <text:p>6</text:p>
          </table:table-cell>
          <table:table-cell table:formula="of:=((4*3.14159*2.7*(59000^3)*[.D111]*[.F111])/0.59)" office:value-type="float" office:value="5.55577434131328E+018" calcext:value-type="float">
            <text:p>5.55577434131328E+018</text:p>
          </table:table-cell>
          <table:table-cell table:formula="of:=(2/3*LOG([.G111]))-6" office:value-type="float" office:value="6.49649639846696" calcext:value-type="float">
            <text:p>6.4964963985</text:p>
          </table:table-cell>
          <table:table-cell table:formula="of:=[.G111]*(([.F111]/((4.9*10^6)*3.4))^3)" office:value-type="float" office:value="0.259521508925308" calcext:value-type="float">
            <text:p>0.25952150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formula="of:=([.B112]*0.7)/0.1" office:value-type="float" office:value="8.4" calcext:value-type="float">
            <text:p>8.4</text:p>
          </table:table-cell>
          <table:table-cell table:formula="of:=[.C112]*8" office:value-type="float" office:value="67.2" calcext:value-type="float">
            <text:p>67.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8.5" calcext:value-type="float">
            <text:p>8.5</text:p>
          </table:table-cell>
          <table:table-cell table:formula="of:=((4*3.14159*2.7*(59000^3)*[.D112]*[.F112])/0.59)" office:value-type="float" office:value="6.74629741445184E+018" calcext:value-type="float">
            <text:p>6.74629741445184E+018</text:p>
          </table:table-cell>
          <table:table-cell table:formula="of:=(2/3*LOG([.G112]))-6" office:value-type="float" office:value="6.55271032226698" calcext:value-type="float">
            <text:p>6.5527103223</text:p>
          </table:table-cell>
          <table:table-cell table:formula="of:=[.G112]*(([.F112]/((4.9*10^6)*3.4))^3)" office:value-type="float" office:value="0.895977841722496" calcext:value-type="float">
            <text:p>0.89597784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formula="of:=([.B113]*0.7)/0.1" office:value-type="float" office:value="5.6" calcext:value-type="float">
            <text:p>5.6</text:p>
          </table:table-cell>
          <table:table-cell table:formula="of:=[.C113]*8" office:value-type="float" office:value="44.8" calcext:value-type="float">
            <text:p>44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table:formula="of:=((4*3.14159*2.7*(59000^3)*[.D113]*[.F113])/0.59)" office:value-type="float" office:value="2.11648546335744E+018" calcext:value-type="float">
            <text:p>2.11648546335744E+018</text:p>
          </table:table-cell>
          <table:table-cell table:formula="of:=(2/3*LOG([.G113]))-6" office:value-type="float" office:value="6.21707685997231" calcext:value-type="float">
            <text:p>6.21707686</text:p>
          </table:table-cell>
          <table:table-cell table:formula="of:=[.G113]*(([.F113]/((4.9*10^6)*3.4))^3)" office:value-type="float" office:value="0.0292934331062076" calcext:value-type="float">
            <text:p>0.029293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formula="of:=([.B114]*0.7)/0.1" office:value-type="float" office:value="9.1" calcext:value-type="float">
            <text:p>9.1</text:p>
          </table:table-cell>
          <table:table-cell table:formula="of:=[.C114]*8" office:value-type="float" office:value="72.8" calcext:value-type="float">
            <text:p>72.8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2.5" calcext:value-type="float">
            <text:p>12.5</text:p>
          </table:table-cell>
          <table:table-cell table:formula="of:=((4*3.14159*2.7*(59000^3)*[.D114]*[.F114])/0.59)" office:value-type="float" office:value="1.0747777743612E+019" calcext:value-type="float">
            <text:p>1.0747777743612E+019</text:p>
          </table:table-cell>
          <table:table-cell table:formula="of:=(2/3*LOG([.G114]))-6" office:value-type="float" office:value="6.68754578463564" calcext:value-type="float">
            <text:p>6.6875457846</text:p>
          </table:table-cell>
          <table:table-cell table:formula="of:=[.G114]*(([.F114]/((4.9*10^6)*3.4))^3)" office:value-type="float" office:value="4.53966415382265" calcext:value-type="float">
            <text:p>4.5396641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" calcext:value-type="float">
            <text:p>3.1</text:p>
          </table:table-cell>
          <table:table-cell table:formula="of:=([.B115]*0.7)/0.1" office:value-type="float" office:value="21.7" calcext:value-type="float">
            <text:p>21.7</text:p>
          </table:table-cell>
          <table:table-cell table:formula="of:=[.C115]*8" office:value-type="float" office:value="173.6" calcext:value-type="float">
            <text:p>173.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6.5" calcext:value-type="float">
            <text:p>6.5</text:p>
          </table:table-cell>
          <table:table-cell table:formula="of:=((4*3.14159*2.7*(59000^3)*[.D115]*[.F115])/0.59)" office:value-type="float" office:value="1.33272444020789E+019" calcext:value-type="float">
            <text:p>1.33272444020789E+019</text:p>
          </table:table-cell>
          <table:table-cell table:formula="of:=(2/3*LOG([.G115]))-6" office:value-type="float" office:value="6.74982690807713" calcext:value-type="float">
            <text:p>6.7498269081</text:p>
          </table:table-cell>
          <table:table-cell table:formula="of:=[.G115]*(([.F115]/((4.9*10^6)*3.4))^3)" office:value-type="float" office:value="0.791508240702461" calcext:value-type="float">
            <text:p>0.7915082407</text:p>
          </table:table-cell>
        </table:table-row>
        <table:table-row table:style-name="ro1">
          <table:table-cell table:number-columns-repeated="4"/>
          <table:table-cell table:formula="of:=AVERAGE([.E104:.E108];[.E111:.E115])" office:value-type="float" office:value="0.0000257" calcext:value-type="float">
            <text:p>0.0000257</text:p>
          </table:table-cell>
          <table:table-cell table:formula="of:=AVERAGE([.F104:.F108];[.F111:.F115])" office:value-type="float" office:value="7.5" calcext:value-type="float">
            <text:p>7.5</text:p>
          </table:table-cell>
          <table:table-cell table:formula="of:=AVERAGE([.G104:.G108];[.G111:.G115])" office:value-type="float" office:value="7.59619860833131E+018" calcext:value-type="float">
            <text:p>7.59619860833131E+018</text:p>
          </table:table-cell>
          <table:table-cell table:formula="of:=AVERAGE([.H104:.H108];[.H111:.H115])" office:value-type="float" office:value="6.54270608579092" calcext:value-type="float">
            <text:p>6.5427060858</text:p>
          </table:table-cell>
          <table:table-cell table:formula="of:=AVERAGE([.I104:.I108];[.I111:.I115])" office:value-type="float" office:value="1.2929624149951" calcext:value-type="float">
            <text:p>1.2929624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VENTO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([.B120]*0.7)/0.1" office:value-type="float" office:value="45.5" calcext:value-type="float">
            <text:p>45.5</text:p>
          </table:table-cell>
          <table:table-cell table:formula="of:=[.C120]*8" office:value-type="float" office:value="364" calcext:value-type="float">
            <text:p>364</text:p>
          </table:table-cell>
          <table:table-cell office:value-type="float" office:value="0.007" calcext:value-type="float">
            <text:p>0.007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0]*[.F120])/0.59)" office:value-type="float" office:value="1.0747777743612E+019" calcext:value-type="float">
            <text:p>1.0747777743612E+019</text:p>
          </table:table-cell>
          <table:table-cell table:formula="of:=(2/3*LOG([.G120]))-6" office:value-type="float" office:value="6.68754578463564" calcext:value-type="float">
            <text:p>6.6875457846</text:p>
          </table:table-cell>
          <table:table-cell table:formula="of:=[.G120]*(([.F120]/((4.9*10^6)*3.4))^3)" office:value-type="float" office:value="0.0363173132305812" calcext:value-type="float">
            <text:p>0.0363173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([.B121]*0.7)/0.1" office:value-type="float" office:value="38.5" calcext:value-type="float">
            <text:p>38.5</text:p>
          </table:table-cell>
          <table:table-cell table:formula="of:=[.C121]*8" office:value-type="float" office:value="308" calcext:value-type="float">
            <text:p>308</text:p>
          </table:table-cell>
          <table:table-cell office:value-type="float" office:value="0.007" calcext:value-type="float">
            <text:p>0.007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1]*[.F121])/0.59)" office:value-type="float" office:value="9.094273475364E+018" calcext:value-type="float">
            <text:p>9.094273475364E+018</text:p>
          </table:table-cell>
          <table:table-cell table:formula="of:=(2/3*LOG([.G121]))-6" office:value-type="float" office:value="6.63917867320323" calcext:value-type="float">
            <text:p>6.6391786732</text:p>
          </table:table-cell>
          <table:table-cell table:formula="of:=[.G121]*(([.F121]/((4.9*10^6)*3.4))^3)" office:value-type="float" office:value="0.0307300342720302" calcext:value-type="float">
            <text:p>0.0307300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table:formula="of:=([.B122]*0.7)/0.1" office:value-type="float" office:value="38.5" calcext:value-type="float">
            <text:p>38.5</text:p>
          </table:table-cell>
          <table:table-cell table:formula="of:=[.C122]*8" office:value-type="float" office:value="308" calcext:value-type="float">
            <text:p>308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2]*[.F122])/0.59)" office:value-type="float" office:value="9.094273475364E+018" calcext:value-type="float">
            <text:p>9.094273475364E+018</text:p>
          </table:table-cell>
          <table:table-cell table:formula="of:=(2/3*LOG([.G122]))-6" office:value-type="float" office:value="6.63917867320323" calcext:value-type="float">
            <text:p>6.6391786732</text:p>
          </table:table-cell>
          <table:table-cell table:formula="of:=[.G122]*(([.F122]/((4.9*10^6)*3.4))^3)" office:value-type="float" office:value="0.0307300342720302" calcext:value-type="float">
            <text:p>0.0307300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table:formula="of:=([.B123]*0.7)/0.1" office:value-type="float" office:value="33.6" calcext:value-type="float">
            <text:p>33.6</text:p>
          </table:table-cell>
          <table:table-cell table:formula="of:=[.C123]*8" office:value-type="float" office:value="268.8" calcext:value-type="float">
            <text:p>268.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formula="of:=((4*3.14159*2.7*(59000^3)*[.D123]*[.F123])/0.59)" office:value-type="float" office:value="3.17472819503616E+018" calcext:value-type="float">
            <text:p>3.17472819503616E+018</text:p>
          </table:table-cell>
          <table:table-cell table:formula="of:=(2/3*LOG([.G123]))-6" office:value-type="float" office:value="6.3344710326761" calcext:value-type="float">
            <text:p>6.3344710327</text:p>
          </table:table-cell>
          <table:table-cell table:formula="of:=[.G123]*(([.F123]/((4.9*10^6)*3.4))^3)" office:value-type="float" office:value="0.00068656483842674" calcext:value-type="float">
            <text:p>0.0006865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  <table:table-cell table:formula="of:=([.B124]*0.7)/0.1" office:value-type="float" office:value="33.6" calcext:value-type="float">
            <text:p>33.6</text:p>
          </table:table-cell>
          <table:table-cell table:formula="of:=[.C124]*8" office:value-type="float" office:value="268.8" calcext:value-type="float">
            <text:p>268.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4]*[.F124])/0.59)" office:value-type="float" office:value="7.9368204875904E+018" calcext:value-type="float">
            <text:p>7.9368204875904E+018</text:p>
          </table:table-cell>
          <table:table-cell table:formula="of:=(2/3*LOG([.G124]))-6" office:value-type="float" office:value="6.59976437179079" calcext:value-type="float">
            <text:p>6.5997643718</text:p>
          </table:table-cell>
          <table:table-cell table:formula="of:=[.G124]*(([.F124]/((4.9*10^6)*3.4))^3)" office:value-type="float" office:value="0.0268189390010445" calcext:value-type="float">
            <text:p>0.0268189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formula="of:=([.B127]*0.7)/0.1" office:value-type="float" office:value="45.5" calcext:value-type="float">
            <text:p>45.5</text:p>
          </table:table-cell>
          <table:table-cell table:formula="of:=[.C127]*8" office:value-type="float" office:value="364" calcext:value-type="float">
            <text:p>364</text:p>
          </table:table-cell>
          <table:table-cell office:value-type="float" office:value="0.007" calcext:value-type="float">
            <text:p>0.007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7]*[.F127])/0.59)" office:value-type="float" office:value="1.0747777743612E+019" calcext:value-type="float">
            <text:p>1.0747777743612E+019</text:p>
          </table:table-cell>
          <table:table-cell table:formula="of:=(2/3*LOG([.G127]))-6" office:value-type="float" office:value="6.68754578463564" calcext:value-type="float">
            <text:p>6.6875457846</text:p>
          </table:table-cell>
          <table:table-cell table:formula="of:=[.G127]*(([.F127]/((4.9*10^6)*3.4))^3)" office:value-type="float" office:value="0.0363173132305812" calcext:value-type="float">
            <text:p>0.0363173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table:formula="of:=([.B128]*0.7)/0.1" office:value-type="float" office:value="38.5" calcext:value-type="float">
            <text:p>38.5</text:p>
          </table:table-cell>
          <table:table-cell table:formula="of:=[.C128]*8" office:value-type="float" office:value="308" calcext:value-type="float">
            <text:p>308</text:p>
          </table:table-cell>
          <table:table-cell office:value-type="float" office:value="0.007" calcext:value-type="float">
            <text:p>0.007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8]*[.F128])/0.59)" office:value-type="float" office:value="9.094273475364E+018" calcext:value-type="float">
            <text:p>9.094273475364E+018</text:p>
          </table:table-cell>
          <table:table-cell table:formula="of:=(2/3*LOG([.G128]))-6" office:value-type="float" office:value="6.63917867320323" calcext:value-type="float">
            <text:p>6.6391786732</text:p>
          </table:table-cell>
          <table:table-cell table:formula="of:=[.G128]*(([.F128]/((4.9*10^6)*3.4))^3)" office:value-type="float" office:value="0.0307300342720302" calcext:value-type="float">
            <text:p>0.0307300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table:formula="of:=([.B129]*0.7)/0.1" office:value-type="float" office:value="38.5" calcext:value-type="float">
            <text:p>38.5</text:p>
          </table:table-cell>
          <table:table-cell table:formula="of:=[.C129]*8" office:value-type="float" office:value="308" calcext:value-type="float">
            <text:p>308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29]*[.F129])/0.59)" office:value-type="float" office:value="9.094273475364E+018" calcext:value-type="float">
            <text:p>9.094273475364E+018</text:p>
          </table:table-cell>
          <table:table-cell table:formula="of:=(2/3*LOG([.G129]))-6" office:value-type="float" office:value="6.63917867320323" calcext:value-type="float">
            <text:p>6.6391786732</text:p>
          </table:table-cell>
          <table:table-cell table:formula="of:=[.G129]*(([.F129]/((4.9*10^6)*3.4))^3)" office:value-type="float" office:value="0.0307300342720302" calcext:value-type="float">
            <text:p>0.0307300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table:formula="of:=([.B130]*0.7)/0.1" office:value-type="float" office:value="33.6" calcext:value-type="float">
            <text:p>33.6</text:p>
          </table:table-cell>
          <table:table-cell table:formula="of:=[.C130]*8" office:value-type="float" office:value="268.8" calcext:value-type="float">
            <text:p>268.8</text:p>
          </table:table-cell>
          <table:table-cell office:value-type="float" office:value="0.0007" calcext:value-type="float">
            <text:p>0.0007</text:p>
          </table:table-cell>
          <table:table-cell office:value-type="float" office:value="1" calcext:value-type="float">
            <text:p>1</text:p>
          </table:table-cell>
          <table:table-cell table:formula="of:=((4*3.14159*2.7*(59000^3)*[.D130]*[.F130])/0.59)" office:value-type="float" office:value="3.17472819503616E+018" calcext:value-type="float">
            <text:p>3.17472819503616E+018</text:p>
          </table:table-cell>
          <table:table-cell table:formula="of:=(2/3*LOG([.G130]))-6" office:value-type="float" office:value="6.3344710326761" calcext:value-type="float">
            <text:p>6.3344710327</text:p>
          </table:table-cell>
          <table:table-cell table:formula="of:=[.G130]*(([.F130]/((4.9*10^6)*3.4))^3)" office:value-type="float" office:value="0.00068656483842674" calcext:value-type="float">
            <text:p>0.0006865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  <table:table-cell table:formula="of:=([.B131]*0.7)/0.1" office:value-type="float" office:value="33.6" calcext:value-type="float">
            <text:p>33.6</text:p>
          </table:table-cell>
          <table:table-cell table:formula="of:=[.C131]*8" office:value-type="float" office:value="268.8" calcext:value-type="float">
            <text:p>268.8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formula="of:=((4*3.14159*2.7*(59000^3)*[.D131]*[.F131])/0.59)" office:value-type="float" office:value="7.9368204875904E+018" calcext:value-type="float">
            <text:p>7.9368204875904E+018</text:p>
          </table:table-cell>
          <table:table-cell table:formula="of:=(2/3*LOG([.G131]))-6" office:value-type="float" office:value="6.59976437179079" calcext:value-type="float">
            <text:p>6.5997643718</text:p>
          </table:table-cell>
          <table:table-cell table:formula="of:=[.G131]*(([.F131]/((4.9*10^6)*3.4))^3)" office:value-type="float" office:value="0.0268189390010445" calcext:value-type="float">
            <text:p>0.026818939</text:p>
          </table:table-cell>
        </table:table-row>
        <table:table-row table:style-name="ro1">
          <table:table-cell table:number-columns-repeated="4"/>
          <table:table-cell table:formula="of:=AVERAGE([.E120:.E124];[.E127:.E131])" office:value-type="float" office:value="0.003186" calcext:value-type="float">
            <text:p>0.003186</text:p>
          </table:table-cell>
          <table:table-cell table:formula="of:=AVERAGE([.F120:.F124];[.F127:.F131])" office:value-type="float" office:value="2.2" calcext:value-type="float">
            <text:p>2.2</text:p>
          </table:table-cell>
          <table:table-cell table:formula="of:=AVERAGE([.G120:.G124];[.G127:.G131])" office:value-type="float" office:value="8.00957467539331E+018" calcext:value-type="float">
            <text:p>8.00957467539331E+018</text:p>
          </table:table-cell>
          <table:table-cell table:formula="of:=AVERAGE([.H120:.H124];[.H127:.H131])" office:value-type="float" office:value="6.5800277071018" calcext:value-type="float">
            <text:p>6.5800277071</text:p>
          </table:table-cell>
          <table:table-cell table:formula="of:=AVERAGE([.I120:.I124];[.I127:.I131])" office:value-type="float" office:value="0.0250565771228226" calcext:value-type="float">
            <text:p>0.0250565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7:50:23.9921366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50:35.604690159</meta:creation-date>
    <dc:date>2018-06-08T17:54:52.238815886</dc:date>
    <meta:editing-duration>PT5H56M6S</meta:editing-duration>
    <meta:editing-cycles>33</meta:editing-cycles>
    <meta:generator>LibreOffice/5.1.6.2$Linux_X86_64 LibreOffice_project/10m0$Build-2</meta:generator>
    <meta:document-statistic meta:table-count="1" meta:cell-count="693" meta:object-count="0"/>
  </office:meta>
</office:document-meta>
</file>